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6.479cm" style:rel-column-width="24138*"/>
    </style:style>
    <style:style style:name="Table3.B" style:family="table-column">
      <style:table-column-properties style:column-width="1.436cm" style:rel-column-width="5349*"/>
    </style:style>
    <style:style style:name="Table3.C" style:family="table-column">
      <style:table-column-properties style:column-width="1.295cm" style:rel-column-width="4823*"/>
    </style:style>
    <style:style style:name="Table3.D" style:family="table-column">
      <style:table-column-properties style:column-width="1.469cm" style:rel-column-width="5474*"/>
    </style:style>
    <style:style style:name="Table3.E" style:family="table-column">
      <style:table-column-properties style:column-width="3.593cm" style:rel-column-width="13386*"/>
    </style:style>
    <style:style style:name="Table3.F" style:family="table-column">
      <style:table-column-properties style:column-width="3.318cm" style:rel-column-width="12365*"/>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6.496cm" style:rel-column-width="24204*"/>
    </style:style>
    <style:style style:name="Table2.B" style:family="table-column">
      <style:table-column-properties style:column-width="1.434cm" style:rel-column-width="5342*"/>
    </style:style>
    <style:style style:name="Table2.C" style:family="table-column">
      <style:table-column-properties style:column-width="1.314cm" style:rel-column-width="4896*"/>
    </style:style>
    <style:style style:name="Table2.D" style:family="table-column">
      <style:table-column-properties style:column-width="1.468cm" style:rel-column-width="5467*"/>
    </style:style>
    <style:style style:name="Table2.E" style:family="table-column">
      <style:table-column-properties style:column-width="3.612cm" style:rel-column-width="13459*"/>
    </style:style>
    <style:style style:name="Table2.F" style:family="table-column">
      <style:table-column-properties style:column-width="3.265cm" style:rel-column-width="12167*"/>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may-break-between-rows="false" style:writing-mode="lr-tb"/>
    </style:style>
    <style:style style:name="Table4.A" style:family="table-column">
      <style:table-column-properties style:column-width="6.512cm" style:rel-column-width="24263*"/>
    </style:style>
    <style:style style:name="Table4.B" style:family="table-column">
      <style:table-column-properties style:column-width="1.401cm" style:rel-column-width="5218*"/>
    </style:style>
    <style:style style:name="Table4.C" style:family="table-column">
      <style:table-column-properties style:column-width="1.312cm" style:rel-column-width="4889*"/>
    </style:style>
    <style:style style:name="Table4.D" style:family="table-column">
      <style:table-column-properties style:column-width="1.503cm" style:rel-column-width="5599*"/>
    </style:style>
    <style:style style:name="Table4.E" style:family="table-column">
      <style:table-column-properties style:column-width="3.683cm" style:rel-column-width="13722*"/>
    </style:style>
    <style:style style:name="Table4.F" style:family="table-column">
      <style:table-column-properties style:column-width="3.179cm" style:rel-column-width="11844*"/>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6.514cm" style:rel-column-width="24270*"/>
    </style:style>
    <style:style style:name="Table5.B" style:family="table-column">
      <style:table-column-properties style:column-width="1.401cm" style:rel-column-width="5218*"/>
    </style:style>
    <style:style style:name="Table5.C" style:family="table-column">
      <style:table-column-properties style:column-width="1.381cm" style:rel-column-width="5145*"/>
    </style:style>
    <style:style style:name="Table5.D" style:family="table-column">
      <style:table-column-properties style:column-width="1.589cm" style:rel-column-width="5921*"/>
    </style:style>
    <style:style style:name="Table5.E" style:family="table-column">
      <style:table-column-properties style:column-width="3.44cm" style:rel-column-width="12815*"/>
    </style:style>
    <style:style style:name="Table5.F" style:family="table-column">
      <style:table-column-properties style:column-width="3.265cm" style:rel-column-width="12166*"/>
    </style:style>
    <style:style style:name="Table5.A1" style:family="table-cell">
      <style:table-cell-properties style:vertical-align="" fo:padding="0.097cm" fo:border-left="0.002cm solid #000000" fo:border-right="none" fo:border-top="0.002cm solid #000000" fo:border-bottom="0.002cm solid #000000"/>
    </style:style>
    <style:style style:name="Table5.F1" style:family="table-cell">
      <style:table-cell-properties style:vertical-align=""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6.514cm" style:rel-column-width="24270*"/>
    </style:style>
    <style:style style:name="Table6.B" style:family="table-column">
      <style:table-column-properties style:column-width="1.401cm" style:rel-column-width="5218*"/>
    </style:style>
    <style:style style:name="Table6.C" style:family="table-column">
      <style:table-column-properties style:column-width="1.399cm" style:rel-column-width="5211*"/>
    </style:style>
    <style:style style:name="Table6.D" style:family="table-column">
      <style:table-column-properties style:column-width="1.572cm" style:rel-column-width="5855*"/>
    </style:style>
    <style:style style:name="Table6.E" style:family="table-column">
      <style:table-column-properties style:column-width="3.44cm" style:rel-column-width="12815*"/>
    </style:style>
    <style:style style:name="Table6.F" style:family="table-column">
      <style:table-column-properties style:column-width="3.265cm" style:rel-column-width="12166*"/>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may-break-between-rows="false" style:writing-mode="lr-tb"/>
    </style:style>
    <style:style style:name="Table7.A" style:family="table-column">
      <style:table-column-properties style:column-width="6.512cm" style:rel-column-width="24263*"/>
    </style:style>
    <style:style style:name="Table7.B" style:family="table-column">
      <style:table-column-properties style:column-width="1.401cm" style:rel-column-width="5218*"/>
    </style:style>
    <style:style style:name="Table7.C" style:family="table-column">
      <style:table-column-properties style:column-width="1.399cm" style:rel-column-width="5211*"/>
    </style:style>
    <style:style style:name="Table7.D" style:family="table-column">
      <style:table-column-properties style:column-width="1.487cm" style:rel-column-width="5540*"/>
    </style:style>
    <style:style style:name="Table7.E" style:family="table-column">
      <style:table-column-properties style:column-width="3.577cm" style:rel-column-width="13327*"/>
    </style:style>
    <style:style style:name="Table7.F" style:family="table-column">
      <style:table-column-properties style:column-width="3.214cm" style:rel-column-width="11976*"/>
    </style:style>
    <style:style style:name="Table7.A1" style:family="table-cell">
      <style:table-cell-properties fo:padding="0.097cm" fo:border-left="0.002cm solid #000000" fo:border-right="none" fo:border-top="0.002cm solid #000000" fo:border-bottom="0.002cm solid #000000"/>
    </style:style>
    <style:style style:name="Table7.F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may-break-between-rows="false" style:writing-mode="lr-tb"/>
    </style:style>
    <style:style style:name="Table8.A" style:family="table-column">
      <style:table-column-properties style:column-width="6.532cm" style:rel-column-width="24335*"/>
    </style:style>
    <style:style style:name="Table8.B" style:family="table-column">
      <style:table-column-properties style:column-width="1.399cm" style:rel-column-width="5211*"/>
    </style:style>
    <style:style style:name="Table8.C" style:family="table-column">
      <style:table-column-properties style:column-width="1.365cm" style:rel-column-width="5086*"/>
    </style:style>
    <style:style style:name="Table8.D" style:family="table-column">
      <style:table-column-properties style:column-width="1.573cm" style:rel-column-width="5862*"/>
    </style:style>
    <style:style style:name="Table8.E" style:family="table-column">
      <style:table-column-properties style:column-width="3.455cm" style:rel-column-width="12874*"/>
    </style:style>
    <style:style style:name="Table8.F" style:family="table-column">
      <style:table-column-properties style:column-width="3.265cm" style:rel-column-width="12167*"/>
    </style:style>
    <style:style style:name="Table8.A1" style:family="table-cell">
      <style:table-cell-properties fo:padding="0.097cm" fo:border-left="0.002cm solid #000000" fo:border-right="none" fo:border-top="0.002cm solid #000000" fo:border-bottom="0.002cm solid #000000"/>
    </style:style>
    <style:style style:name="Table8.F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F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may-break-between-rows="false" style:writing-mode="lr-tb"/>
    </style:style>
    <style:style style:name="Table9.A" style:family="table-column">
      <style:table-column-properties style:column-width="6.532cm" style:rel-column-width="24335*"/>
    </style:style>
    <style:style style:name="Table9.B" style:family="table-column">
      <style:table-column-properties style:column-width="1.399cm" style:rel-column-width="5211*"/>
    </style:style>
    <style:style style:name="Table9.C" style:family="table-column">
      <style:table-column-properties style:column-width="1.383cm" style:rel-column-width="5152*"/>
    </style:style>
    <style:style style:name="Table9.D" style:family="table-column">
      <style:table-column-properties style:column-width="1.556cm" style:rel-column-width="5796*"/>
    </style:style>
    <style:style style:name="Table9.E" style:family="table-column">
      <style:table-column-properties style:column-width="3.455cm" style:rel-column-width="12874*"/>
    </style:style>
    <style:style style:name="Table9.F" style:family="table-column">
      <style:table-column-properties style:column-width="3.265cm" style:rel-column-width="12167*"/>
    </style:style>
    <style:style style:name="Table9.A1" style:family="table-cell">
      <style:table-cell-properties fo:padding="0.097cm" fo:border-left="0.002cm solid #000000" fo:border-right="none" fo:border-top="0.002cm solid #000000" fo:border-bottom="0.002cm solid #000000"/>
    </style:style>
    <style:style style:name="Table9.F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0" style:family="table">
      <style:table-properties style:width="17.607cm" fo:margin-left="-0.012cm" fo:margin-right="-0.005cm" table:align="margins" style:writing-mode="lr-tb"/>
    </style:style>
    <style:style style:name="Table10.A" style:family="table-column">
      <style:table-column-properties style:column-width="4.369cm" style:rel-column-width="16262*"/>
    </style:style>
    <style:style style:name="Table10.B" style:family="table-column">
      <style:table-column-properties style:column-width="1.383cm" style:rel-column-width="5147*"/>
    </style:style>
    <style:style style:name="Table10.C" style:family="table-column">
      <style:table-column-properties style:column-width="1.485cm" style:rel-column-width="5527*"/>
    </style:style>
    <style:style style:name="Table10.D" style:family="table-column">
      <style:table-column-properties style:column-width="1.609cm" style:rel-column-width="5987*"/>
    </style:style>
    <style:style style:name="Table10.E" style:family="table-column">
      <style:table-column-properties style:column-width="4.939cm" style:rel-column-width="18382*"/>
    </style:style>
    <style:style style:name="Table10.F" style:family="table-column">
      <style:table-column-properties style:column-width="3.822cm" style:rel-column-width="14230*"/>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F1" style:family="table-cell">
      <style:table-cell-properties style:vertical-align="middle" fo:padding="0.097cm" fo:border="0.002cm solid #000000"/>
    </style:style>
    <style:style style:name="Table10.A2" style:family="table-cell">
      <style:table-cell-properties style:vertical-align="middle" fo:padding="0.097cm" fo:border-left="0.002cm solid #000000" fo:border-right="none" fo:border-top="none" fo:border-bottom="0.002cm solid #000000"/>
    </style:style>
    <style:style style:name="Table10.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margin-top="0cm" fo:margin-bottom="0cm" fo:text-align="center" style:justify-single-word="false"/>
    </style:style>
    <style:style style:name="P2" style:family="paragraph" style:parent-style-name="Standard">
      <style:paragraph-properties fo:margin-top="0cm" fo:margin-bottom="0cm"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10" style:family="paragraph" style:parent-style-name="Footer">
      <style:paragraph-properties>
        <style:tab-stops>
          <style:tab-stop style:position="7.62cm" style:type="center"/>
          <style:tab-stop style:position="16.51cm" style:type="right"/>
        </style:tab-stops>
      </style:paragraph-properties>
    </style:style>
    <style:style style:name="P11" style:family="paragraph" style:parent-style-name="Footer">
      <style:paragraph-properties>
        <style:tab-stops>
          <style:tab-stop style:position="7.223cm"/>
        </style:tab-stops>
      </style:paragraph-properties>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center" style:justify-single-word="false"/>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9" style:family="paragraph" style:parent-style-name="Table_20_Contents">
      <style:paragraph-properties fo:margin-top="0cm" fo:margin-bottom="0cm"/>
    </style:style>
    <style:style style:name="P20"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21" style:family="paragraph" style:parent-style-name="Table_20_Contents">
      <style:paragraph-properties fo:margin-top="0cm" fo:margin-bottom="0cm" fo:text-align="center" style:justify-single-word="false"/>
    </style:style>
    <style:style style:name="P22" style:family="paragraph" style:parent-style-name="Table_20_Contents">
      <style:paragraph-properties fo:margin-top="0cm" fo:margin-bottom="0cm" fo:text-align="start" style:justify-single-word="false"/>
    </style:style>
    <style:style style:name="P23" style:family="paragraph" style:parent-style-name="Standard">
      <style:paragraph-properties fo:margin-top="0cm" fo:margin-bottom="0cm" fo:text-align="center" style:justify-single-word="false"/>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59cm" style:type="right" style:leader-style="dotted" style:leader-text="."/>
        </style:tab-stops>
      </style:paragraph-properties>
    </style:style>
    <style:style style:name="P26" style:family="paragraph" style:parent-style-name="Standard">
      <style:paragraph-properties fo:break-before="pag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margin-top="0cm" fo:margin-bottom="0cm" fo:text-align="center" style:justify-single-word="false"/>
    </style:style>
    <style:style style:name="P29" style:family="paragraph" style:parent-style-name="Heading_20_1" style:master-page-name="First_20_Page">
      <style:paragraph-properties style:page-number="auto"/>
    </style:style>
    <style:style style:name="P3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paragraph-properties fo:text-align="center" style:justify-single-word="false"/>
    </style:style>
    <style:style style:name="P35" style:family="paragraph" style:parent-style-name="Standard">
      <style:paragraph-properties fo:margin-top="0cm" fo:margin-bottom="0cm" fo:text-align="center" style:justify-single-word="false"/>
    </style:style>
    <style:style style:name="P36" style:family="paragraph">
      <style:paragraph-properties style:writing-mode="lr-tb"/>
    </style:style>
    <style:style style:name="P3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76839984" text:id="ct876839984">
          <text:deletion>
            <office:change-info>
              <dc:creator>Bob Jacobsen</dc:creator>
              <dc:date>2013-01-27T08:08:00</dc:date>
            </office:change-info>
            <text:p text:style-name="Standard">describes</text:p>
          </text:deletion>
        </text:changed-region>
        <text:changed-region xml:id="ct399758160" text:id="ct399758160">
          <text:insertion>
            <office:change-info>
              <dc:creator>Bob Jacobsen</dc:creator>
              <dc:date>2013-01-27T08:08:00</dc:date>
            </office:change-info>
          </text:insertion>
        </text:changed-region>
        <text:changed-region xml:id="ct399590256" text:id="ct399590256">
          <text:insertion>
            <office:change-info>
              <dc:creator>Unknown Author</dc:creator>
              <dc:date>2013-01-25T09:50:00</dc:date>
            </office:change-info>
          </text:insertion>
        </text:changed-region>
        <text:changed-region xml:id="ct482221424" text:id="ct482221424">
          <text:insertion>
            <office:change-info>
              <dc:creator>Unknown Author</dc:creator>
              <dc:date>2013-01-25T09:51:00</dc:date>
            </office:change-info>
          </text:insertion>
        </text:changed-region>
        <text:changed-region xml:id="ct877319040" text:id="ct877319040">
          <text:deletion>
            <office:change-info>
              <dc:creator>David Harris</dc:creator>
              <dc:date>2013-02-01T21:04:00</dc:date>
            </office:change-info>
            <text:p text:style-name="Standard">EventID</text:p>
          </text:deletion>
        </text:changed-region>
        <text:changed-region xml:id="ct482109344" text:id="ct482109344">
          <text:insertion>
            <office:change-info>
              <dc:creator>David Harris</dc:creator>
              <dc:date>2013-02-01T21:04:00</dc:date>
            </office:change-info>
          </text:insertion>
        </text:changed-region>
        <text:changed-region xml:id="ct482244096" text:id="ct482244096">
          <text:deletion>
            <office:change-info>
              <dc:creator>David Harris</dc:creator>
              <dc:date>2013-02-01T21:05:00</dc:date>
            </office:change-info>
            <text:p text:style-name="Standard">EventID</text:p>
          </text:deletion>
        </text:changed-region>
        <text:changed-region xml:id="ct482108992" text:id="ct482108992">
          <text:insertion>
            <office:change-info>
              <dc:creator>David Harris</dc:creator>
              <dc:date>2013-02-01T21:05:00</dc:date>
            </office:change-info>
          </text:insertion>
        </text:changed-region>
        <text:changed-region xml:id="ct481978064" text:id="ct481978064">
          <text:deletion>
            <office:change-info>
              <dc:creator>David Harris</dc:creator>
              <dc:date>2013-02-01T21:05:00</dc:date>
            </office:change-info>
            <text:p text:style-name="P1">EventID</text:p>
          </text:deletion>
        </text:changed-region>
        <text:changed-region xml:id="ct482218640" text:id="ct482218640">
          <text:insertion>
            <office:change-info>
              <dc:creator>David Harris</dc:creator>
              <dc:date>2013-02-01T21:05:00</dc:date>
            </office:change-info>
          </text:insertion>
        </text:changed-region>
        <text:changed-region xml:id="ct664323872" text:id="ct664323872">
          <text:deletion>
            <office:change-info>
              <dc:creator>David Harris</dc:creator>
              <dc:date>2013-02-01T21:05:00</dc:date>
            </office:change-info>
            <text:p text:style-name="P2">EventID</text:p>
          </text:deletion>
        </text:changed-region>
        <text:changed-region xml:id="ct401360640" text:id="ct401360640">
          <text:insertion>
            <office:change-info>
              <dc:creator>David Harris</dc:creator>
              <dc:date>2013-02-01T21:05:00</dc:date>
            </office:change-info>
          </text:insertion>
        </text:changed-region>
        <text:changed-region xml:id="ct876670784" text:id="ct876670784">
          <text:insertion>
            <office:change-info>
              <dc:creator>Bob Jacobsen</dc:creator>
              <dc:date>2013-01-27T08:09:00</dc:date>
            </office:change-info>
          </text:insertion>
        </text:changed-region>
        <text:changed-region xml:id="ct662801968" text:id="ct662801968">
          <text:deletion>
            <office:change-info>
              <dc:creator>David Harris</dc:creator>
              <dc:date>2013-02-01T21:05:00</dc:date>
            </office:change-info>
            <text:p text:style-name="P2">EventID</text:p>
          </text:deletion>
        </text:changed-region>
        <text:changed-region xml:id="ct663433904" text:id="ct663433904">
          <text:insertion>
            <office:change-info>
              <dc:creator>David Harris</dc:creator>
              <dc:date>2013-02-01T21:05:00</dc:date>
            </office:change-info>
          </text:insertion>
        </text:changed-region>
        <text:changed-region xml:id="ct476327776" text:id="ct476327776">
          <text:insertion>
            <office:change-info>
              <dc:creator>Bob Jacobsen</dc:creator>
              <dc:date>2013-01-27T08:09:00</dc:date>
            </office:change-info>
          </text:insertion>
        </text:changed-region>
        <text:changed-region xml:id="ct877455632" text:id="ct877455632">
          <text:insertion>
            <office:change-info>
              <dc:creator>Bob Jacobsen</dc:creator>
              <dc:date>2013-01-27T08:10:00</dc:date>
            </office:change-info>
          </text:insertion>
        </text:changed-region>
        <text:changed-region xml:id="ct476327872" text:id="ct476327872">
          <text:insertion>
            <office:change-info>
              <dc:creator>Bob Jacobsen</dc:creator>
              <dc:date>2013-01-27T08:10:00</dc:date>
            </office:change-info>
          </text:insertion>
        </text:changed-region>
        <text:changed-region xml:id="ct703207744" text:id="ct703207744">
          <text:deletion>
            <office:change-info>
              <dc:creator>David Harris</dc:creator>
              <dc:date>2013-02-01T21:05:00</dc:date>
            </office:change-info>
            <text:p text:style-name="Standard">EventID</text:p>
          </text:deletion>
          <text:insertion>
            <office:change-info office:chg-author="Bob Jacobsen" office:chg-date-time="2013-01-27T08:10:00"/>
          </text:insertion>
        </text:changed-region>
        <text:changed-region xml:id="ct1252867440" text:id="ct1252867440">
          <text:insertion>
            <office:change-info>
              <dc:creator>David Harris</dc:creator>
              <dc:date>2013-02-01T21:05:00</dc:date>
            </office:change-info>
          </text:insertion>
        </text:changed-region>
        <text:changed-region xml:id="ct1252865056" text:id="ct1252865056">
          <text:insertion>
            <office:change-info>
              <dc:creator>Bob Jacobsen</dc:creator>
              <dc:date>2013-01-27T08:10:00</dc:date>
            </office:change-info>
          </text:insertion>
        </text:changed-region>
        <text:changed-region xml:id="ct482154960" text:id="ct482154960">
          <text:insertion>
            <office:change-info>
              <dc:creator>Bob Jacobsen</dc:creator>
              <dc:date>2013-01-27T08:10:00</dc:date>
            </office:change-info>
          </text:insertion>
        </text:changed-region>
        <text:changed-region xml:id="ct877455760" text:id="ct877455760">
          <text:insertion>
            <office:change-info>
              <dc:creator>Bob Jacobsen</dc:creator>
              <dc:date>2013-01-27T08:10:00</dc:date>
            </office:change-info>
          </text:insertion>
        </text:changed-region>
        <text:changed-region xml:id="ct876621632" text:id="ct876621632">
          <text:deletion>
            <office:change-info>
              <dc:creator>Bob Jacobsen</dc:creator>
              <dc:date>2013-01-27T08:11:00</dc:date>
            </office:change-info>
            <text:p text:style-name="Standard">s</text:p>
          </text:deletion>
        </text:changed-region>
        <text:changed-region xml:id="ct876621760" text:id="ct876621760">
          <text:insertion>
            <office:change-info>
              <dc:creator>Bob Jacobsen</dc:creator>
              <dc:date>2013-01-27T08:11:00</dc:date>
            </office:change-info>
          </text:insertion>
        </text:changed-region>
        <text:changed-region xml:id="ct876731488" text:id="ct876731488">
          <text:deletion>
            <office:change-info>
              <dc:creator>Bob Jacobsen</dc:creator>
              <dc:date>2013-01-27T08:11:00</dc:date>
            </office:change-info>
            <text:p text:style-name="Standard">s</text:p>
          </text:deletion>
        </text:changed-region>
        <text:changed-region xml:id="ct481974400" text:id="ct481974400">
          <text:deletion>
            <office:change-info>
              <dc:creator>Bob Jacobsen</dc:creator>
              <dc:date>2013-01-27T08:27:00</dc:date>
            </office:change-info>
            <text:p text:style-name="Standard">Upon receipt </text:p>
          </text:deletion>
        </text:changed-region>
        <text:changed-region xml:id="ct876621968" text:id="ct876621968">
          <text:insertion>
            <office:change-info>
              <dc:creator>Bob Jacobsen</dc:creator>
              <dc:date>2013-01-27T08:27:00</dc:date>
            </office:change-info>
          </text:insertion>
        </text:changed-region>
        <text:changed-region xml:id="ct877636000" text:id="ct877636000">
          <text:deletion>
            <office:change-info>
              <dc:creator>Bob Jacobsen</dc:creator>
              <dc:date>2013-01-27T08:27:00</dc:date>
            </office:change-info>
            <text:p text:style-name="Standard">of an</text:p>
          </text:deletion>
        </text:changed-region>
        <text:changed-region xml:id="ct481974496" text:id="ct481974496">
          <text:insertion>
            <office:change-info>
              <dc:creator>Bob Jacobsen</dc:creator>
              <dc:date>2013-01-27T08:27:00</dc:date>
            </office:change-info>
          </text:insertion>
        </text:changed-region>
        <text:changed-region xml:id="ct454190608" text:id="ct454190608">
          <text:insertion>
            <office:change-info>
              <dc:creator>Bob Jacobsen</dc:creator>
              <dc:date>2013-01-27T08:26:00</dc:date>
            </office:change-info>
          </text:insertion>
        </text:changed-region>
        <text:changed-region xml:id="ct877409520" text:id="ct877409520">
          <text:insertion>
            <office:change-info>
              <dc:creator>Bob Jacobsen</dc:creator>
              <dc:date>2013-01-27T08:27:00</dc:date>
            </office:change-info>
          </text:insertion>
        </text:changed-region>
        <text:changed-region xml:id="ct515147040" text:id="ct515147040">
          <text:deletion>
            <office:change-info>
              <dc:creator>Bob Jacobsen</dc:creator>
              <dc:date>2013-01-27T08:27:00</dc:date>
            </office:change-info>
            <text:p text:style-name="Standard">, a node</text:p>
          </text:deletion>
        </text:changed-region>
        <text:changed-region xml:id="ct481481920" text:id="ct481481920">
          <text:insertion>
            <office:change-info>
              <dc:creator>Bob Jacobsen</dc:creator>
              <dc:date>2013-01-27T08:28:00</dc:date>
            </office:change-info>
          </text:insertion>
        </text:changed-region>
        <text:changed-region xml:id="ct877409616" text:id="ct877409616">
          <text:insertion>
            <office:change-info>
              <dc:creator>Bob Jacobsen</dc:creator>
              <dc:date>2013-01-27T08:28:00</dc:date>
            </office:change-info>
          </text:insertion>
        </text:changed-region>
        <text:changed-region xml:id="ct663379984" text:id="ct663379984">
          <text:deletion>
            <office:change-info>
              <dc:creator>David Harris</dc:creator>
              <dc:date>2013-02-01T21:05:00</dc:date>
            </office:change-info>
            <text:p text:style-name="Standard">EventID</text:p>
          </text:deletion>
          <text:insertion>
            <office:change-info office:chg-author="Bob Jacobsen" office:chg-date-time="2013-01-27T08:28:00"/>
          </text:insertion>
        </text:changed-region>
        <text:changed-region xml:id="ct477056880" text:id="ct477056880">
          <text:deletion>
            <office:change-info>
              <dc:creator>Bob Jacobsen</dc:creator>
              <dc:date>2013-01-27T08:28:00</dc:date>
            </office:change-info>
            <text:p text:style-name="Standard">and/or Producer Range Identified messages covering all non-automatically-routed Event IDs produced by the node</text:p>
          </text:deletion>
        </text:changed-region>
        <text:changed-region xml:id="ct663003488" text:id="ct663003488">
          <text:insertion>
            <office:change-info>
              <dc:creator>David Harris</dc:creator>
              <dc:date>2013-02-01T21:05:00</dc:date>
            </office:change-info>
          </text:insertion>
        </text:changed-region>
        <text:changed-region xml:id="ct481955664" text:id="ct481955664">
          <text:deletion>
            <office:change-info>
              <dc:creator>Bob Jacobsen</dc:creator>
              <dc:date>2013-01-27T08:29:00</dc:date>
            </office:change-info>
            <text:p text:style-name="Standard">In response to an Identify Producer message, a node may but is not required to include Producer Identified and/or Producer Range Identified messages covering automatically-routed Event IDs produced by the node.</text:p>
          </text:deletion>
        </text:changed-region>
        <text:changed-region xml:id="ct481955760" text:id="ct481955760">
          <text:insertion>
            <office:change-info>
              <dc:creator>Bob Jacobsen</dc:creator>
              <dc:date>2013-01-27T08:29:00</dc:date>
            </office:change-info>
          </text:insertion>
        </text:changed-region>
        <text:changed-region xml:id="ct663689248" text:id="ct663689248">
          <text:deletion>
            <office:change-info>
              <dc:creator>David Harris</dc:creator>
              <dc:date>2013-02-01T21:05:00</dc:date>
            </office:change-info>
            <text:p text:style-name="Standard">EventID</text:p>
          </text:deletion>
          <text:insertion>
            <office:change-info office:chg-author="Bob Jacobsen" office:chg-date-time="2013-01-27T08:29:00"/>
          </text:insertion>
        </text:changed-region>
        <text:changed-region xml:id="ct398956128" text:id="ct398956128">
          <text:insertion>
            <office:change-info>
              <dc:creator>David Harris</dc:creator>
              <dc:date>2013-02-01T21:05:00</dc:date>
            </office:change-info>
          </text:insertion>
        </text:changed-region>
        <text:changed-region xml:id="ct543577088" text:id="ct543577088">
          <text:insertion>
            <office:change-info>
              <dc:creator>Bob Jacobsen</dc:creator>
              <dc:date>2013-01-27T08:29:00</dc:date>
            </office:change-info>
          </text:insertion>
        </text:changed-region>
        <text:changed-region xml:id="ct454106368" text:id="ct454106368">
          <text:insertion>
            <office:change-info>
              <dc:creator>Bob Jacobsen</dc:creator>
              <dc:date>2013-01-27T08:30:00</dc:date>
            </office:change-info>
          </text:insertion>
        </text:changed-region>
        <text:changed-region xml:id="ct930502432" text:id="ct930502432">
          <text:deletion>
            <office:change-info>
              <dc:creator>David Harris</dc:creator>
              <dc:date>2013-02-01T21:05:00</dc:date>
            </office:change-info>
            <text:p text:style-name="Standard">EventID</text:p>
          </text:deletion>
          <text:insertion>
            <office:change-info office:chg-author="Bob Jacobsen" office:chg-date-time="2013-01-27T08:30:00"/>
          </text:insertion>
        </text:changed-region>
        <text:changed-region xml:id="ct877309056" text:id="ct877309056">
          <text:insertion>
            <office:change-info>
              <dc:creator>David Harris</dc:creator>
              <dc:date>2013-02-01T21:05:00</dc:date>
            </office:change-info>
          </text:insertion>
        </text:changed-region>
        <text:changed-region xml:id="ct482112912" text:id="ct482112912">
          <text:insertion>
            <office:change-info>
              <dc:creator>Bob Jacobsen</dc:creator>
              <dc:date>2013-01-27T08:30:00</dc:date>
            </office:change-info>
          </text:insertion>
        </text:changed-region>
        <text:changed-region xml:id="ct399594512" text:id="ct399594512">
          <text:deletion>
            <office:change-info>
              <dc:creator>Bob Jacobsen</dc:creator>
              <dc:date>2013-01-27T08:30:00</dc:date>
            </office:change-info>
            <text:p text:style-name="Standard">Upon receipt of an Identify Consumer message, a node shall reply with Consumer Identified and/or Consumer Range Identified messages covering all non-automatically-routed Event IDs consumed by the node.</text:p>
            <text:p text:style-name="Standard">In response to an Identify Consumer message, a node may but is not required to include Consumer Identified and/or Consumer Range Identified messages covering automatically-routed Event IDs consumed by the node.</text:p>
          </text:deletion>
        </text:changed-region>
        <text:changed-region xml:id="ct399594640" text:id="ct399594640">
          <text:insertion>
            <office:change-info>
              <dc:creator>Bob Jacobsen</dc:creator>
              <dc:date>2013-01-27T08:30:00</dc:date>
            </office:change-info>
          </text:insertion>
        </text:changed-region>
        <text:changed-region xml:id="ct479618080" text:id="ct479618080">
          <text:deletion>
            <office:change-info>
              <dc:creator>David Harris</dc:creator>
              <dc:date>2013-02-01T21:05:00</dc:date>
            </office:change-info>
            <text:p text:style-name="Standard">EventID</text:p>
          </text:deletion>
          <text:insertion>
            <office:change-info office:chg-author="Bob Jacobsen" office:chg-date-time="2013-01-27T08:30:00"/>
          </text:insertion>
        </text:changed-region>
        <text:changed-region xml:id="ct877568160" text:id="ct877568160">
          <text:insertion>
            <office:change-info>
              <dc:creator>David Harris</dc:creator>
              <dc:date>2013-02-01T21:05:00</dc:date>
            </office:change-info>
          </text:insertion>
        </text:changed-region>
        <text:changed-region xml:id="ct399602128" text:id="ct399602128">
          <text:insertion>
            <office:change-info>
              <dc:creator>Bob Jacobsen</dc:creator>
              <dc:date>2013-01-27T08:30:00</dc:date>
            </office:change-info>
          </text:insertion>
        </text:changed-region>
        <text:changed-region xml:id="ct476273152" text:id="ct476273152">
          <text:insertion>
            <office:change-info>
              <dc:creator>Bob Jacobsen</dc:creator>
              <dc:date>2013-01-27T08:12:00</dc:date>
            </office:change-info>
          </text:insertion>
        </text:changed-region>
        <text:changed-region xml:id="ct877396048" text:id="ct877396048">
          <text:deletion>
            <office:change-info>
              <dc:creator>Bob Jacobsen</dc:creator>
              <dc:date>2013-01-27T08:12:00</dc:date>
            </office:change-info>
            <text:p text:style-name="Standard"><text:s/></text:p>
          </text:deletion>
        </text:changed-region>
        <text:changed-region xml:id="ct482290400" text:id="ct482290400">
          <text:insertion>
            <office:change-info>
              <dc:creator>Unknown Author</dc:creator>
              <dc:date>2013-01-25T09:55:00</dc:date>
            </office:change-info>
          </text:insertion>
        </text:changed-region>
        <text:changed-region xml:id="ct1239426912" text:id="ct1239426912">
          <text:deletion>
            <office:change-info>
              <dc:creator>David Harris</dc:creator>
              <dc:date>2013-02-01T21:05:00</dc:date>
            </office:change-info>
            <text:p text:style-name="P3">EventID</text:p>
          </text:deletion>
        </text:changed-region>
        <text:changed-region xml:id="ct450902896" text:id="ct450902896">
          <text:insertion>
            <office:change-info>
              <dc:creator>David Harris</dc:creator>
              <dc:date>2013-02-01T21:05:00</dc:date>
            </office:change-info>
          </text:insertion>
        </text:changed-region>
        <text:changed-region xml:id="ct877042656" text:id="ct877042656">
          <text:deletion>
            <office:change-info>
              <dc:creator>David Harris</dc:creator>
              <dc:date>2013-02-01T21:05:00</dc:date>
            </office:change-info>
            <text:p text:style-name="P4">EventID</text:p>
          </text:deletion>
        </text:changed-region>
        <text:changed-region xml:id="ct877405808" text:id="ct877405808">
          <text:insertion>
            <office:change-info>
              <dc:creator>David Harris</dc:creator>
              <dc:date>2013-02-01T21:05:00</dc:date>
            </office:change-info>
          </text:insertion>
        </text:changed-region>
        <text:changed-region xml:id="ct715062352" text:id="ct715062352">
          <text:deletion>
            <office:change-info>
              <dc:creator>David Harris</dc:creator>
              <dc:date>2013-02-01T21:05:00</dc:date>
            </office:change-info>
            <text:p text:style-name="P4">EventID</text:p>
          </text:deletion>
        </text:changed-region>
        <text:changed-region xml:id="ct400992960" text:id="ct400992960">
          <text:insertion>
            <office:change-info>
              <dc:creator>David Harris</dc:creator>
              <dc:date>2013-02-01T21:05:00</dc:date>
            </office:change-info>
          </text:insertion>
        </text:changed-region>
        <text:changed-region xml:id="ct877379152" text:id="ct877379152">
          <text:insertion>
            <office:change-info>
              <dc:creator>Bob Jacobsen</dc:creator>
              <dc:date>2013-01-27T08: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 (Informative)</text:h>
      <text:p text:style-name="Standard">This OpenLCB Standard <text:change text:change-id="ct876839984"/><text:change-start text:change-id="ct399758160"/>defines<text:change-end text:change-id="ct399758160"/>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change-start text:change-id="ct399590256"/></text:p>
      <text:p text:style-name="Standard">This document describes the required message formats for event transport. §4 gives an overview of the message types with an abstract numeric description intended as a normative guide to the construction of concrete message types over specific physical transport media. §§7–ff. describe in concrete detail the implementation of the event transport message formats for the specific physical transport media that have been adopted as normative standards.<text:change-end text:change-id="ct399590256"/></text:p>
      <text:h text:style-name="Heading_20_1" text:outline-level="1">References and Context (Normative)</text:h>
      <text:p text:style-name="Standard">This specification is in the context of the following OpenLCB-CAN Standards:</text:p>
      <text:list xml:id="list65087334415265218" text:style-name="L1">
        <text:list-item>
          <text:p text:style-name="P31">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31">The OpenLCB Event Identifiers Standard, which defines the format and content of <text:s/>Event IDs including the class of Well-Known Event IDs and Automatically-Routed Event IDs.</text:p>
        </text:list-item>
        <text:list-item>
          <text:p text:style-name="P31">The OpenLCB-CAN Frame Transport Standard, which defines the formats for transporting OpenLCB over CAN networks.</text:p>
        </text:list-item>
      </text:list>
      <text:h text:style-name="Heading_20_1" text:outline-level="1"><text:soft-page-break/>Message Formats (Normative)</text:h>
      <text:p text:style-name="Standard"><text:change-start text:change-id="ct482221424"/>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change-end text:change-id="ct482221424"/>“<text:change text:change-id="ct877319040"/><text:change-start text:change-id="ct482109344"/><text:span text:style-name="T4">Event ID</text:span><text:change-end text:change-id="ct482109344"/> Range” in the Data Content field refers to a range of <text:change text:change-id="ct482244096"/><text:change-start text:change-id="ct482108992"/><text:span text:style-name="T4">Event ID</text:span><text:change-end text:change-id="ct482108992"/>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0">Name</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Simple Node </text:p>
          </table:table-cell>
          <table:table-cell table:style-name="Table3.A1" office:value-type="string">
            <text:p text:style-name="P20">Common MTI</text:p>
          </table:table-cell>
          <table:table-cell table:style-name="Table3.F1" office:value-type="string">
            <text:p text:style-name="P20">Data Content</text:p>
          </table:table-cell>
        </table:table-row>
        <table:table-row>
          <table:table-cell table:style-name="Table3.A2" office:value-type="string">
            <text:p text:style-name="P19">Producer/Consumer Event Report </text:p>
          </table:table-cell>
          <table:table-cell table:style-name="Table3.A2" office:value-type="string">
            <text:p text:style-name="P1">N</text:p>
          </table:table-cell>
          <table:table-cell table:style-name="Table3.A2" office:value-type="string">
            <text:p text:style-name="P1">Y</text:p>
          </table:table-cell>
          <table:table-cell table:style-name="Table3.A2" office:value-type="string">
            <text:p text:style-name="P1">N</text:p>
          </table:table-cell>
          <table:table-cell table:style-name="Table3.A2" office:value-type="string">
            <text:p text:style-name="P1">0x05B4</text:p>
          </table:table-cell>
          <table:table-cell table:style-name="Table3.F2" office:value-type="string">
            <text:p text:style-name="P1"><text:change text:change-id="ct481978064"/><text:change-start text:change-id="ct482218640"/><text:span text:style-name="T4">Event ID</text:span><text:change-end text:change-id="ct482218640"/></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0">Name</text:p>
          </table:table-cell>
          <table:table-cell table:style-name="Table2.A1" office:value-type="string">
            <text:p text:style-name="P20">Dest ID</text:p>
          </table:table-cell>
          <table:table-cell table:style-name="Table2.A1" office:value-type="string">
            <text:p text:style-name="P20">Event ID</text:p>
          </table:table-cell>
          <table:table-cell table:style-name="Table2.A1" office:value-type="string">
            <text:p text:style-name="P20">Simple Node </text:p>
          </table:table-cell>
          <table:table-cell table:style-name="Table2.A1" office:value-type="string">
            <text:p text:style-name="P20">Common MTI</text:p>
          </table:table-cell>
          <table:table-cell table:style-name="Table2.F1" office:value-type="string">
            <text:p text:style-name="P20">Data Content</text:p>
          </table:table-cell>
        </table:table-row>
        <table:table-row>
          <table:table-cell table:style-name="Table2.A2" office:value-type="string">
            <text:p text:style-name="P1">Identify Consumer</text:p>
          </table:table-cell>
          <table:table-cell table:style-name="Table2.A2" office:value-type="string">
            <text:p text:style-name="P1">N</text:p>
          </table:table-cell>
          <table:table-cell table:style-name="Table2.A2" office:value-type="string">
            <text:p text:style-name="P1">Y</text:p>
          </table:table-cell>
          <table:table-cell table:style-name="Table2.A2" office:value-type="string">
            <text:p text:style-name="P1">Y</text:p>
          </table:table-cell>
          <table:table-cell table:style-name="Table2.A2" office:value-type="string">
            <text:p text:style-name="P1">0x08F4</text:p>
          </table:table-cell>
          <table:table-cell table:style-name="Table2.F2" office:value-type="string">
            <text:p text:style-name="P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0">Name</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Simple Node </text:p>
          </table:table-cell>
          <table:table-cell table:style-name="Table4.A1" office:value-type="string">
            <text:p text:style-name="P20">Common MTI</text:p>
          </table:table-cell>
          <table:table-cell table:style-name="Table4.F1" office:value-type="string">
            <text:p text:style-name="P20">Data Content</text:p>
          </table:table-cell>
        </table:table-row>
        <table:table-row>
          <table:table-cell table:style-name="Table4.A2" office:value-type="string">
            <text:p text:style-name="P1">Consumer Identified</text:p>
          </table:table-cell>
          <table:table-cell table:style-name="Table4.A2" office:value-type="string">
            <text:p text:style-name="P1">N</text:p>
          </table:table-cell>
          <table:table-cell table:style-name="Table4.A2" office:value-type="string">
            <text:p text:style-name="P1">Y</text:p>
          </table:table-cell>
          <table:table-cell table:style-name="Table4.A2" office:value-type="string">
            <text:p text:style-name="P1">N</text:p>
          </table:table-cell>
          <table:table-cell table:style-name="Table4.A2" office:value-type="string">
            <text:p text:style-name="P22">0x04C4 – Valid<text:line-break/>0x04C5 – Invalid<text:line-break/>0x04C7 – Unknown</text:p>
          </table:table-cell>
          <table:table-cell table:style-name="Table4.F2" office:value-type="string">
            <text:p text:style-name="P1">Event ID</text:p>
          </table:table-cell>
        </table:table-row>
      </table:table>
      <text:p text:style-name="Standard"/>
      <text:p text:style-name="Standard">This message has three sub-forms, which carry the status of the identified consumer. <text:s/>They are, respectively:</text:p>
      <text:list xml:id="list418792478848067859" text:style-name="L2">
        <text:list-item>
          <text:p text:style-name="P32">Currently valid – the internal state of the consumer &amp; associated devices is known to be same as if it had just consumed this event</text:p>
        </text:list-item>
        <text:list-item>
          <text:p text:style-name="P32"><text:soft-page-break/>Currently invalid – the internal state of the consumer &amp; associated devices is known to not be the same as if it had just consumed this event</text:p>
        </text:list-item>
        <text:list-item>
          <text:p text:style-name="P32">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20">Name</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Simple Node </text:p>
          </table:table-cell>
          <table:table-cell table:style-name="Table5.A1" office:value-type="string">
            <text:p text:style-name="P20">Common MTI</text:p>
          </table:table-cell>
          <table:table-cell table:style-name="Table5.F1" office:value-type="string">
            <text:p text:style-name="P20">Data Content</text:p>
          </table:table-cell>
        </table:table-row>
        <table:table-row>
          <table:table-cell table:style-name="Table5.A2" office:value-type="string">
            <text:p text:style-name="P1">Consumer Range Identified</text:p>
          </table:table-cell>
          <table:table-cell table:style-name="Table5.A2" office:value-type="string">
            <text:p text:style-name="P1">N</text:p>
          </table:table-cell>
          <table:table-cell table:style-name="Table5.A2" office:value-type="string">
            <text:p text:style-name="P1">Y</text:p>
          </table:table-cell>
          <table:table-cell table:style-name="Table5.A2" office:value-type="string">
            <text:p text:style-name="P1">N</text:p>
          </table:table-cell>
          <table:table-cell table:style-name="Table5.A2" office:value-type="string">
            <text:p text:style-name="P1">0x04A4</text:p>
          </table:table-cell>
          <table:table-cell table:style-name="Table5.F2" office:value-type="string">
            <text:p text:style-name="P2"><text:change text:change-id="ct664323872"/><text:change-start text:change-id="ct401360640"/><text:span text:style-name="T4">Event ID</text:span><text:change-end text:change-id="ct401360640"/>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20">Name</text:p>
          </table:table-cell>
          <table:table-cell table:style-name="Table6.A1" office:value-type="string">
            <text:p text:style-name="P20">Dest ID</text:p>
          </table:table-cell>
          <table:table-cell table:style-name="Table6.A1" office:value-type="string">
            <text:p text:style-name="P20">Event ID</text:p>
          </table:table-cell>
          <table:table-cell table:style-name="Table6.A1" office:value-type="string">
            <text:p text:style-name="P20">Simple Node </text:p>
          </table:table-cell>
          <table:table-cell table:style-name="Table6.A1" office:value-type="string">
            <text:p text:style-name="P20">Common MTI</text:p>
          </table:table-cell>
          <table:table-cell table:style-name="Table6.F1" office:value-type="string">
            <text:p text:style-name="P20">Data Content</text:p>
          </table:table-cell>
        </table:table-row>
        <table:table-row>
          <table:table-cell table:style-name="Table6.A2" office:value-type="string">
            <text:p text:style-name="P1">Identify Producer</text:p>
          </table:table-cell>
          <table:table-cell table:style-name="Table6.A2" office:value-type="string">
            <text:p text:style-name="P1">N</text:p>
          </table:table-cell>
          <table:table-cell table:style-name="Table6.A2" office:value-type="string">
            <text:p text:style-name="P1">Y</text:p>
          </table:table-cell>
          <table:table-cell table:style-name="Table6.A2" office:value-type="string">
            <text:p text:style-name="P1">Y</text:p>
          </table:table-cell>
          <table:table-cell table:style-name="Table6.A2" office:value-type="string">
            <text:p text:style-name="P1">0x0914</text:p>
          </table:table-cell>
          <table:table-cell table:style-name="Table6.F2" office:value-type="string">
            <text:p text:style-name="P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0">Name</text:p>
          </table:table-cell>
          <table:table-cell table:style-name="Table7.A1" office:value-type="string">
            <text:p text:style-name="P20">Dest ID</text:p>
          </table:table-cell>
          <table:table-cell table:style-name="Table7.A1" office:value-type="string">
            <text:p text:style-name="P20">Event ID</text:p>
          </table:table-cell>
          <table:table-cell table:style-name="Table7.A1" office:value-type="string">
            <text:p text:style-name="P20">Simple Node </text:p>
          </table:table-cell>
          <table:table-cell table:style-name="Table7.A1" office:value-type="string">
            <text:p text:style-name="P20">Common MTI</text:p>
          </table:table-cell>
          <table:table-cell table:style-name="Table7.F1" office:value-type="string">
            <text:p text:style-name="P20">Data Content</text:p>
          </table:table-cell>
        </table:table-row>
        <table:table-row>
          <table:table-cell table:style-name="Table7.A2" office:value-type="string">
            <text:p text:style-name="P1">Producer Identified</text:p>
          </table:table-cell>
          <table:table-cell table:style-name="Table7.A2" office:value-type="string">
            <text:p text:style-name="P1">N</text:p>
          </table:table-cell>
          <table:table-cell table:style-name="Table7.A2" office:value-type="string">
            <text:p text:style-name="P1">Y</text:p>
          </table:table-cell>
          <table:table-cell table:style-name="Table7.A2" office:value-type="string">
            <text:p text:style-name="P1">N</text:p>
          </table:table-cell>
          <table:table-cell table:style-name="Table7.A2" office:value-type="string">
            <text:p text:style-name="P22">0x0544 – Valid<text:line-break/>0x0545 – Invalid<text:line-break/>0x0547-- Unknown</text:p>
          </table:table-cell>
          <table:table-cell table:style-name="Table7.F2" office:value-type="string">
            <text:p text:style-name="P1">Event ID</text:p>
          </table:table-cell>
        </table:table-row>
      </table:table>
      <text:p text:style-name="Standard"/>
      <text:p text:style-name="Standard">This message has three sub-forms, which carry the status of the identified producer. <text:s/>They are, respectively:</text:p>
      <text:list xml:id="list2150912132" text:continue-numbering="true" text:style-name="L2">
        <text:list-item>
          <text:p text:style-name="P32">Currently valid – the internal state of the producer &amp; associated devices is known to <text:change-start text:change-id="ct876670784"/>be <text:change-end text:change-id="ct876670784"/>that which would cause them to produce the event</text:p>
        </text:list-item>
        <text:list-item>
          <text:p text:style-name="P32">Currently invalid – the internal state of the producer &amp; associated devices is known to not be the same as that which would cause them to produce the event</text:p>
        </text:list-item>
        <text:list-item>
          <text:p text:style-name="P32">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20">Name</text:p>
          </table:table-cell>
          <table:table-cell table:style-name="Table8.A1" office:value-type="string">
            <text:p text:style-name="P20">Dest ID</text:p>
          </table:table-cell>
          <table:table-cell table:style-name="Table8.A1" office:value-type="string">
            <text:p text:style-name="P20">Event ID</text:p>
          </table:table-cell>
          <table:table-cell table:style-name="Table8.A1" office:value-type="string">
            <text:p text:style-name="P20">Simple Node </text:p>
          </table:table-cell>
          <table:table-cell table:style-name="Table8.A1" office:value-type="string">
            <text:p text:style-name="P20">Common</text:p>
            <text:p text:style-name="P20">MTI</text:p>
          </table:table-cell>
          <table:table-cell table:style-name="Table8.F1" office:value-type="string">
            <text:p text:style-name="P20">Data Content</text:p>
          </table:table-cell>
        </table:table-row>
        <table:table-row>
          <table:table-cell table:style-name="Table8.A2" office:value-type="string">
            <text:p text:style-name="P1">Producer Identified Range</text:p>
          </table:table-cell>
          <table:table-cell table:style-name="Table8.A2" office:value-type="string">
            <text:p text:style-name="P1">N</text:p>
          </table:table-cell>
          <table:table-cell table:style-name="Table8.A2" office:value-type="string">
            <text:p text:style-name="P1">Y</text:p>
          </table:table-cell>
          <table:table-cell table:style-name="Table8.A2" office:value-type="string">
            <text:p text:style-name="P1">N</text:p>
          </table:table-cell>
          <table:table-cell table:style-name="Table8.A2" office:value-type="string">
            <text:p text:style-name="P1">0x0524</text:p>
          </table:table-cell>
          <table:table-cell table:style-name="Table8.F2" office:value-type="string">
            <text:p text:style-name="P2"><text:change text:change-id="ct662801968"/><text:change-start text:change-id="ct663433904"/><text:span text:style-name="T4">Event ID</text:span><text:change-end text:change-id="ct663433904"/>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20">Name</text:p>
          </table:table-cell>
          <table:table-cell table:style-name="Table9.A1" office:value-type="string">
            <text:p text:style-name="P20">Dest ID</text:p>
          </table:table-cell>
          <table:table-cell table:style-name="Table9.A1" office:value-type="string">
            <text:p text:style-name="P20">Event ID</text:p>
          </table:table-cell>
          <table:table-cell table:style-name="Table9.A1" office:value-type="string">
            <text:p text:style-name="P20">Simple Node </text:p>
          </table:table-cell>
          <table:table-cell table:style-name="Table9.A1" office:value-type="string">
            <text:p text:style-name="P20">Common</text:p>
            <text:p text:style-name="P20">MTI</text:p>
          </table:table-cell>
          <table:table-cell table:style-name="Table9.F1" office:value-type="string">
            <text:p text:style-name="P20">Data Content</text:p>
          </table:table-cell>
        </table:table-row>
        <table:table-row>
          <table:table-cell table:style-name="Table9.A2" table:number-rows-spanned="2" office:value-type="string">
            <text:p text:style-name="P1">Identify Events</text:p>
          </table:table-cell>
          <table:table-cell table:style-name="Table9.A2" office:value-type="string">
            <text:p text:style-name="P1">N</text:p>
          </table:table-cell>
          <table:table-cell table:style-name="Table9.A2" office:value-type="string">
            <text:p text:style-name="P1">N</text:p>
          </table:table-cell>
          <table:table-cell table:style-name="Table9.A2" office:value-type="string">
            <text:p text:style-name="P1">Y</text:p>
          </table:table-cell>
          <table:table-cell table:style-name="Table9.A2" office:value-type="string">
            <text:p text:style-name="P1">0x0970</text:p>
          </table:table-cell>
          <table:table-cell table:style-name="Table9.F2" office:value-type="string">
            <text:p text:style-name="P1"/>
          </table:table-cell>
        </table:table-row>
        <table:table-row>
          <table:covered-table-cell/>
          <table:table-cell table:style-name="Table9.A2" office:value-type="string">
            <text:p text:style-name="P1">Y</text:p>
          </table:table-cell>
          <table:table-cell table:style-name="Table9.A2" office:value-type="string">
            <text:p text:style-name="P1">N</text:p>
          </table:table-cell>
          <table:table-cell table:style-name="Table9.A2" office:value-type="string">
            <text:p text:style-name="P1">N</text:p>
          </table:table-cell>
          <table:table-cell table:style-name="Table9.A2" office:value-type="string">
            <text:p text:style-name="P1">0x0968</text:p>
          </table:table-cell>
          <table:table-cell table:style-name="Table9.F2" office:value-type="string">
            <text:p text:style-name="P1"/>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182402312899458470" text:style-name="L3">
        <text:list-item>
          <text:p text:style-name="P33">The producer or consumer sends a Producer Identified or Consumer Identified, respectively, message containing the Event ID.</text:p>
        </text:list-item>
        <text:list-item>
          <text:p text:style-name="P33">The producer or consumer sends a Producer Range Identified or Consumer Range Identified, respectively, message where the indicated range contains the Event ID.</text:p>
        </text:list-item>
        <text:list-item>
          <text:p text:style-name="P33">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text:soft-page-break/>node shall <text:change-start text:change-id="ct476327776"/>transition to Advertised state for that Event ID by <text:change-end text:change-id="ct476327776"/>emit<text:change-start text:change-id="ct877455632"/>ting<text:change-end text:change-id="ct877455632"/> a Producer Identified or Producer Range Identified message identifying that Event ID. </text:p>
      <text:p text:style-name="Standard">To ensure receipt of PCER messages, a node consuming a specific Event ID outside the automatically-routed Event ID shall <text:change-start text:change-id="ct476327872"/>transition to Advertised state for that <text:change-end text:change-id="ct476327872"/><text:change text:change-id="ct703207744"/><text:change-start text:change-id="ct1252867440"/><text:span text:style-name="T4">Event ID</text:span><text:change-end text:change-id="ct1252867440"/><text:change-start text:change-id="ct1252865056"/> by <text:change-end text:change-id="ct1252865056"/>emit<text:change-start text:change-id="ct482154960"/>ting<text:change-end text:change-id="ct482154960"/> a Consumer Identified or Consumer Range Identified message identifying that Event ID.</text:p>
      <text:h text:style-name="Heading_20_2" text:outline-level="2">Event Transfer</text:h>
      <text:p text:style-name="Standard">To produce an event, the node containing the producer <text:change-start text:change-id="ct877455760"/>shall <text:change-end text:change-id="ct877455760"/>emit<text:change text:change-id="ct876621632"/> a PCER message containing the related Event ID. The OpenLCB message network <text:change-start text:change-id="ct876621760"/>shall <text:change-end text:change-id="ct876621760"/>transport<text:change text:change-id="ct876731488"/>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text:change text:change-id="ct481974400"/><text:change-start text:change-id="ct876621968"/>Any node receiving <text:change-end text:change-id="ct876621968"/><text:change text:change-id="ct877636000"/><text:change-start text:change-id="ct481974496"/>an<text:change-end text:change-id="ct481974496"/> Identify Producer message<text:change-start text:change-id="ct454190608"/> that<text:change-end text:change-id="ct454190608"/><text:change-start text:change-id="ct877409520"/> includes a non-automatically-routed Event ID produced by the node<text:change-end text:change-id="ct877409520"/><text:change text:change-id="ct515147040"/> shall reply with <text:change-start text:change-id="ct481481920"/>one or more <text:change-end text:change-id="ct481481920"/>Producer Identified <text:change-start text:change-id="ct877409616"/>messages containing that <text:change-end text:change-id="ct877409616"/><text:change text:change-id="ct663379984"/><text:change text:change-id="ct477056880"/><text:change-start text:change-id="ct663003488"/><text:span text:style-name="T4">Event ID</text:span><text:change-end text:change-id="ct663003488"/>.</text:p>
      <text:p text:style-name="Standard"><text:change text:change-id="ct481955664"/><text:change-start text:change-id="ct481955760"/>Any node receiving an Identify Producer message that includes an automatically-routed Event ID produced by the node may, but is not required to, reply with one or more Producer Identified messages containing that <text:change-end text:change-id="ct481955760"/><text:change text:change-id="ct663689248"/><text:change-start text:change-id="ct398956128"/><text:span text:style-name="T4">Event ID</text:span><text:change-end text:change-id="ct398956128"/><text:change-start text:change-id="ct543577088"/>.<text:change-end text:change-id="ct543577088"/></text:p>
      <text:h text:style-name="Heading_20_2" text:outline-level="2"><text:soft-page-break/>Consumer Enquiry</text:h>
      <text:p text:style-name="Standard"><text:change-start text:change-id="ct454106368"/>Any node receiving an Identify Consumer message that includes a non-automatically-routed Event ID consumed by the node shall reply with one or more Consumer Identified messages containing that <text:change-end text:change-id="ct454106368"/><text:change text:change-id="ct930502432"/><text:change-start text:change-id="ct877309056"/><text:span text:style-name="T4">Event ID</text:span><text:change-end text:change-id="ct877309056"/><text:change-start text:change-id="ct482112912"/>.</text:p>
      <text:p text:style-name="Standard"><text:change-end text:change-id="ct482112912"/><text:change text:change-id="ct399594512"/><text:change-start text:change-id="ct399594640"/>Any node receiving an Identify Consumer message that includes an automatically-routed Event ID consumed by the node may, but is not required to, reply with one or more Consumer Identified messages containing that <text:change-end text:change-id="ct399594640"/><text:change text:change-id="ct479618080"/><text:change-start text:change-id="ct877568160"/><text:span text:style-name="T4">Event ID</text:span><text:change-end text:change-id="ct877568160"/><text:change-start text:change-id="ct399602128"/>.<text:change-end text:change-id="ct399602128"/></text:p>
      <text:h text:style-name="Heading_20_1" text:outline-level="1">Implementation via CAN Transport<text:change-start text:change-id="ct476273152"/> (Normative)<text:change-end text:change-id="ct476273152"/></text:h>
      <text:p text:style-name="Standard">This section describes the CAN implementation of the event<text:change text:change-id="ct877396048"/> transport message formats.</text:p>
      <text:h text:style-name="Heading_20_2" text:outline-level="2">CAN Message Formats</text:h>
      <text:p text:style-name="Standard">The OpenLCB-CAN Frame Transport Standard and OpenLCB Message Network Standard define how OpenLCB messages are carried across CAN networks. <text:s/>Following those specification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3">Message</text:p>
            <text:p text:style-name="P13">Name</text:p>
          </table:table-cell>
          <table:table-cell table:style-name="Table10.A1" office:value-type="string">
            <text:p text:style-name="P13">Dest ID</text:p>
          </table:table-cell>
          <table:table-cell table:style-name="Table10.A1" office:value-type="string">
            <text:p text:style-name="P13">Event ID</text:p>
          </table:table-cell>
          <table:table-cell table:style-name="Table10.A1" office:value-type="string">
            <text:p text:style-name="P13">Simple Node </text:p>
          </table:table-cell>
          <table:table-cell table:style-name="Table10.A1" office:value-type="string">
            <text:p text:style-name="P13">Header Format</text:p>
          </table:table-cell>
          <table:table-cell table:style-name="Table10.F1" office:value-type="string">
            <text:p text:style-name="P13">Data-part Content</text:p>
          </table:table-cell>
        </table:table-row>
        <table:table-row>
          <table:table-cell table:style-name="Table10.A2" office:value-type="string">
            <text:p text:style-name="P14">Producer/Consumer Event Report (PCER)</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3">0x195B,4sss<text:change-start text:change-id="ct482290400"/><text:note text:id="ftn1" text:note-class="footnote"><text:note-citation>1</text:note-citation><text:note-body><text:p text:style-name="Footnote">sss — The 12-bit source alias field.</text:p></text:note-body></text:note><text:change-end text:change-id="ct482290400"/></text:p>
          </table:table-cell>
          <table:table-cell table:style-name="Table10.F2" office:value-type="string">
            <text:p text:style-name="P3"><text:change text:change-id="ct1239426912"/><text:change-start text:change-id="ct450902896"/><text:span text:style-name="T4">Event ID</text:span><text:change-end text:change-id="ct450902896"/></text:p>
          </table:table-cell>
        </table:table-row>
        <table:table-row>
          <table:table-cell table:style-name="Table10.A2" office:value-type="string">
            <text:p text:style-name="P14">Identify Consumer</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Y</text:p>
          </table:table-cell>
          <table:table-cell table:style-name="Table10.A2" office:value-type="string">
            <text:p text:style-name="P3">0x198F,4sss</text:p>
          </table:table-cell>
          <table:table-cell table:style-name="Table10.F2" office:value-type="string">
            <text:p text:style-name="P3">Event ID</text:p>
          </table:table-cell>
        </table:table-row>
        <table:table-row>
          <table:table-cell table:style-name="Table10.A2" office:value-type="string">
            <text:p text:style-name="P14">Consumer Identified</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3">0x194C,4sss — Valid</text:p>
            <text:p text:style-name="P3">0x194C,5sss — Invalid <text:s/></text:p>
            <text:p text:style-name="P3">0x194C,7sss — Unknown</text:p>
          </table:table-cell>
          <table:table-cell table:style-name="Table10.F2" office:value-type="string">
            <text:p text:style-name="P3">Event ID</text:p>
          </table:table-cell>
        </table:table-row>
        <table:table-row>
          <table:table-cell table:style-name="Table10.A2" office:value-type="string">
            <text:p text:style-name="P14">Consumer Range Identified</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3">0x194A,4sss</text:p>
          </table:table-cell>
          <table:table-cell table:style-name="Table10.F2" office:value-type="string">
            <text:p text:style-name="P4"><text:change text:change-id="ct877042656"/><text:change-start text:change-id="ct877405808"/><text:span text:style-name="T4">Event ID</text:span><text:change-end text:change-id="ct877405808"/> Range</text:p>
          </table:table-cell>
        </table:table-row>
        <table:table-row>
          <table:table-cell table:style-name="Table10.A2" office:value-type="string">
            <text:p text:style-name="P14">Identify Producer</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Y</text:p>
          </table:table-cell>
          <table:table-cell table:style-name="Table10.A2" office:value-type="string">
            <text:p text:style-name="P3">0x1991,4sss</text:p>
          </table:table-cell>
          <table:table-cell table:style-name="Table10.F2" office:value-type="string">
            <text:p text:style-name="P3">Event ID</text:p>
          </table:table-cell>
        </table:table-row>
        <table:table-row>
          <table:table-cell table:style-name="Table10.A2" office:value-type="string">
            <text:p text:style-name="P14">Producer Identified</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14">0x1954,4sss — Valid</text:p>
            <text:p text:style-name="P14">0x1954,5sss — Invalid</text:p>
            <text:p text:style-name="P14">0x1954,7sss — Unknown</text:p>
          </table:table-cell>
          <table:table-cell table:style-name="Table10.F2" office:value-type="string">
            <text:p text:style-name="P3">Event ID</text:p>
          </table:table-cell>
        </table:table-row>
        <text:soft-page-break/>
        <table:table-row>
          <table:table-cell table:style-name="Table10.A2" office:value-type="string">
            <text:p text:style-name="P14">Producer Identified Range</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3">0x1952,4sss</text:p>
          </table:table-cell>
          <table:table-cell table:style-name="Table10.F2" office:value-type="string">
            <text:p text:style-name="P4"><text:change text:change-id="ct715062352"/><text:change-start text:change-id="ct400992960"/><text:span text:style-name="T4">Event ID</text:span><text:change-end text:change-id="ct400992960"/> Range</text:p>
          </table:table-cell>
        </table:table-row>
        <table:table-row>
          <table:table-cell table:style-name="Table10.A2" table:number-rows-spanned="2" office:value-type="string">
            <text:p text:style-name="P14">Identify Events</text:p>
          </table:table-cell>
          <table:table-cell table:style-name="Table10.A2" office:value-type="string">
            <text:p text:style-name="P3">N</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0x1997,0sss</text:p>
          </table:table-cell>
          <table:table-cell table:style-name="Table10.F2" office:value-type="string">
            <text:p text:style-name="Table_20_Contents"/>
          </table:table-cell>
        </table:table-row>
        <table:table-row>
          <table:covered-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15">N</text:p>
          </table:table-cell>
          <table:table-cell table:style-name="Table10.A2" office:value-type="string">
            <text:p text:style-name="P3">0x1996,8sss </text:p>
          </table:table-cell>
          <table:table-cell table:style-name="Table10.F2" office:value-type="string">
            <text:p text:style-name="P3">fddd<text:note text:id="ftn2" text:note-class="footnote"><text:note-citation>2</text:note-citation><text:note-body><text:p text:style-name="Footnote">fddd — First two bytes of the data-part, representing the flag bits and 12-bit destination Alias. See the OpenLCB-CAN Frame Transport Standard. <text:s/></text:p></text:note-body></text:note></text:p>
          </table:table-cell>
        </table:table-row>
      </table:table>
      <text:p text:style-name="Standard"/>
      <text:h text:style-name="Heading_20_2" text:outline-level="2">CAN States</text:h>
      <text:p text:style-name="Standard">There are no CAN-specific modifications to the states described in §5 above.</text:p>
      <text:h text:style-name="Heading_20_2" text:outline-level="2">CAN Interactions</text:h>
      <text:p text:style-name="Standard">There are no CAN-specific modifications to the interactions described in §6 above.<text:change-start text:change-id="ct877379152"/></text:p>
      <text:p text:style-name="P26"><text:change-end text:change-id="ct8773791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Message Formats (Normative)<text:tab/>2</text:p>
          <text:p text:style-name="P25"><text:s/>4.1 Producer/Consumer Event Report (PCER)<text:tab/>2</text:p>
          <text:p text:style-name="P25"><text:s/>4.2 Identify Consumer <text:tab/>2</text:p>
          <text:p text:style-name="P25"><text:s/>4.3 Consumer Identified <text:tab/>2</text:p>
          <text:p text:style-name="P25"><text:s/>4.4 Consumer Range Identified<text:tab/>3</text:p>
          <text:p text:style-name="P25"><text:s/>4.5 Identify Producer <text:tab/>3</text:p>
          <text:p text:style-name="P25"><text:s/>4.6 Producer Identified<text:tab/>3</text:p>
          <text:p text:style-name="P25"><text:s/>4.7 Producer Range Identified<text:tab/>4</text:p>
          <text:p text:style-name="P25"><text:s/>4.8 Identify Events<text:tab/>4</text:p>
          <text:p text:style-name="P24"><text:s/>5 States (Normative)<text:tab/>4</text:p>
          <text:p text:style-name="P24"><text:s/>6 Interactions (Normative)<text:tab/>4</text:p>
          <text:p text:style-name="P25"><text:s/>6.1 Event Transfer<text:tab/>5</text:p>
          <text:p text:style-name="P25"><text:s/>6.2 Event Enquiry<text:tab/>5</text:p>
          <text:p text:style-name="P25"><text:s/>6.3 Producer Enquiry<text:tab/>5</text:p>
          <text:p text:style-name="P25"><text:s/>6.4 Consumer Enquiry<text:tab/>6</text:p>
          <text:p text:style-name="P24"><text:s/>7 Implementation via CAN Transport (Normative)<text:tab/>6</text:p>
          <text:p text:style-name="P25"><text:s/>7.1 CAN Message Formats<text:tab/>6</text:p>
          <text:p text:style-name="P25"><text:s/>7.2 CAN States<text:tab/>7</text:p>
          <text:p text:style-name="P25"><text:s/>7.3 CAN Interactions<text:tab/>7</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16.627cm" svg:height="6.651cm" draw:transform="skewX (-6.73624118882306E-017) rotate (0.7853981633973) translate (0.650875cm 15.0583194444444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106" text:date-value="2013-02-01T21:06:34.99">2/1/2013</text:date></text:span></text:span></text:p>
      </style:footer>
    </style:master-page>
    <style:master-page style:name="First_20_Page" style:display-name="First Page" style:page-layout-name="Mpm2" style:next-style-name="Standard">
      <style:header>
        <text:tracked-changes>
          <text:changed-region xml:id="ct663416352" text:id="ct663416352">
            <text:deletion>
              <office:change-info>
                <dc:creator>Bob Jacobsen</dc:creator>
                <dc:date>2013-01-27T08:31:00</dc:date>
              </office:change-info>
              <text:p text:style-name="MP7">Preliminary</text:p>
            </text:deletion>
          </text:changed-region>
          <text:changed-region xml:id="ct651456624" text:id="ct651456624">
            <text:insertion>
              <office:change-info>
                <dc:creator>Bob Jacobsen</dc:creator>
                <dc:date>2013-01-27T08:31:00</dc:date>
              </office:change-info>
            </text:insertion>
          </text:changed-region>
        </text:tracked-changes>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1T21:06:34.99">Feb 1, 2013</text:date></text:p>
            </table:table-cell>
            <table:table-cell table:style-name="Table1.C1" office:value-type="string">
              <text:p text:style-name="MP7"><text:change text:change-id="ct663416352"/><text:change-start text:change-id="ct651456624"/>Draft<text:change-end text:change-id="ct651456624"/></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106" text:date-value="2013-02-01T21:06:34.99">2/1/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24</meta:editing-cycles>
    <meta:editing-duration>P3DT19H13M57S</meta:editing-duration>
    <meta:generator>OpenOffice.org/3.4.1$Unix OpenOffice.org_project/341m1$Build-9593</meta:generator>
    <dc:date>2013-02-01T21:06:35</dc:date>
    <meta:keyword>OpenLCB Event Transport</meta:keyword>
    <dc:creator>David Harris</dc:creator>
    <meta:document-statistic meta:table-count="10" meta:image-count="1" meta:object-count="0" meta:page-count="8" meta:paragraph-count="286" meta:word-count="2128" meta:character-count="13239"/>
    <meta:user-defined meta:name="Info 1"/>
    <meta:user-defined meta:name="Info 2"/>
    <meta:user-defined meta:name="Info 3"/>
    <meta:user-defined meta:name="Info 4"/>
  </office:meta>
</office:document-meta>
</file>